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09084"/>
    </style:style>
    <style:style style:name="P2" style:family="paragraph" style:parent-style-name="Standard">
      <style:text-properties officeooo:paragraph-rsid="00013025"/>
    </style:style>
    <style:style style:name="P3" style:family="paragraph" style:parent-style-name="Standard">
      <style:text-properties fo:font-weight="bold" officeooo:paragraph-rsid="00009084" style:font-weight-asian="bold" style:font-weight-complex="bold"/>
    </style:style>
    <style:style style:name="P4" style:family="paragraph" style:parent-style-name="Standard">
      <style:text-properties fo:font-weight="bold" officeooo:paragraph-rsid="00013025" style:font-weight-asian="bold" style:font-weight-complex="bold"/>
    </style:style>
    <style:style style:name="P5" style:family="paragraph" style:parent-style-name="Standard">
      <style:text-properties fo:font-weight="bold" officeooo:paragraph-rsid="000176ad" style:font-weight-asian="bold" style:font-weight-complex="bold"/>
    </style:style>
    <style:style style:name="P6" style:family="paragraph" style:parent-style-name="Standard">
      <style:text-properties officeooo:paragraph-rsid="000176ad"/>
    </style:style>
    <style:style style:name="P7" style:family="paragraph" style:parent-style-name="Standard">
      <style:text-properties style:text-line-through-style="solid" style:text-line-through-type="single" officeooo:paragraph-rsid="00013025"/>
    </style:style>
    <style:style style:name="T1" style:family="text">
      <style:text-properties fo:font-weight="bold" style:font-weight-asian="bold" style:font-weight-complex="bold"/>
    </style:style>
    <style:style style:name="T2" style:family="text">
      <style:text-properties style:text-line-through-style="solid" style:text-line-through-type="sing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hus, under TSCA, a chemical manufacturer must apply for EPA approval before it can begin manufacturing (defined to include importing) a new chemical that has not already been manufactured in the United States. See 15 U.S.C. § 2604. EPA must review the application—which includes the potential activities the chemical will be involved in and studies relating to its health and environmental effects and exposures—to determine the potential risk posed by the new chemical. And based on that review EPA must regulate the chemical, up to and including blocking market access, as necessary to protect human health and the environment. Id.</text:p>
      <text:p text:style-name="P3">§ 2604(e), (f). “[T]his provision would no longer allow the public or the environment to be used</text:p>
      <text:p text:style-name="P3">as a testing ground for the safety of these products.” S. Rep. No. 94-698, at </text:p>
      <text:p text:style-name="P1">3</text:p>
      <text:p text:style-name="P1"/>
      <text:p text:style-name="P1">5. Central to this lawsuit, TSCA requires that EPA conduct its review of new chemicals transparently, so that the public: (1) has ready access to information about the new chemical, including potential uses, effects, and exposures; and (2) has an opportunity to participate in EPA’s decision-making process. Specifically, TSCA mandates that EPA: quickly inform the public upon receipt of an application to manufacture a new chemical; and disclose all non-confidential information contained in the application, particularly information about the health effects of and exposures to the new chemical, to interested persons. 15 U.S.C. §§</text:p>
      <text:p text:style-name="P3">2604(d)(1), (2), </text:p>
      <text:p text:style-name="P1">2613</text:p>
      <text:p text:style-name="P1"/>
      <text:p text:style-name="P2">102. Thus, when EPA receives a PMN or supporting document, in which the manufacturer has claimed that health and safety information is confidential and entitled to </text:p>
      <text:p text:style-name="P4">protection from disclosure, EPA may not withhold the health and safety information and must</text:p>
      <text:p text:style-name="P4">make it available to interested persons. 15 U.S.C. § 2604(d)(1); 40 C.F.R. §§ 720.90, 720.</text:p>
      <text:p text:style-name="P2">95</text:p>
      <text:p text:style-name="P2"/>
      <text:p text:style-name="P2">110. But without the health and safety information that is submitted with the PMN, the public is left in the dark, with little-to-no ability to comment on the application before EPA makes a determination, to understand the basis for EPA’s decision, or to assess its validity. </text:p>
      <text:p text:style-name="P2"/>
      <text:p text:style-name="P7">2</text:p>
      <text:p text:style-name="P2"/>
      <text:p text:style-name="P2">123. Such failures by EPA are not isolated: in Table 7, Plaintiffs identify 94 PMNs where EPA failed to provide Plaintiffs with all versions of the PMN application; and in Table 8, </text:p>
      <text:p text:style-name="P4">160 PMNs where EPA failed to provide Plaintiffs with any correspondence from the PMN</text:p>
      <text:p text:style-name="P4">submitter. EPA’s failures to disclose these materials violates its duties to disclose all non-</text:p>
      <text:p text:style-name="P4">confidential material in the public file that it makes available to interested persons. 15 U.S.C.</text:p>
      <text:p text:style-name="P4">§§ 2604(d)(3), 2613; 40 C.F.R. § 720.95.</text:p>
      <text:p text:style-name="P7">3</text:p>
      <text:p text:style-name="P1"/>
      <text:p text:style-name="P1">---</text:p>
      <text:p text:style-name="P1"/>
      <text:p text:style-name="P1">10. This action arises under the Toxic Substances Control Act, 15 U.S.C. § 2619. This Court has jurisdiction over this action pursuant to 15 U.S.C. § 2619, 28 U.S.C. § 1331, and 28 U.S.C. § 1361. This Court may order the Administrator to perform the requisite acts and duties, may issue a declaratory judgment, and may grant further relief pursuant to the Toxic Substances Control Act, 15 U.S.C. § 2619, the Declaratory Judgment Act, 28 U.S.C. §§ 2201-2202, and</text:p>
      <text:p text:style-name="P4">28 U.S.C. §</text:p>
      <text:p text:style-name="P1"><text:soft-page-break/>1361. Plaintiffs have a right to bring this action pursuant to the Toxic Substances Control Act, 15 U.S.C. § 2619, 28 U.S.C. § 1361, and the Administrative Procedure Act, </text:p>
      <text:p text:style-name="P1"/>
      <text:p text:style-name="P1">40. Plaintiffs have a pressing need for information about potentially dangerous new chemicals being reviewed and approved by EPA in order to protect their members, as well as the public at large. Plaintiffs seek to provide input in EPA’s review of applications to manufacture new chemicals in order to prevent EPA from approving potentially dangerous chemicals. Plaintiffs also seek to alert their members and the public to the potential dangers of chemicals</text:p>
      <text:p text:style-name="P3">that are approved—so that people know about dangerous products that may be lurking in their</text:p>
      <text:p text:style-name="P3">homes and workplaces—and inform the public as to how EPA is operating the new chemicals</text:p>
      <text:p text:style-name="P3">approval program under § </text:p>
      <text:p text:style-name="P1">2604. The information required to be disclosed under TSCA would assist Plaintiffs in achieving their goals. </text:p>
      <text:p text:style-name="P1"/>
      <text:p text:style-name="P1">71. Second, Plaintiffs need information on individual PMNs in order to understand how EPA is administering the new chemicals provisions of TSCA and to provide input on EPA’s approach. Plaintiffs have provided input on EPA’s overall approach to implementing TSCA’s provisions governing EPA’s review of PMNs. For example, EDF has filed extensive comments on EPA’s implementation of the new chemicals program, including EDF’s comments on Implementing the New Chemicals Review Program Under Amended TSCA and EDF’s comments on the Updated Working Approach To Making New Chemical Determinations. https://www.regulations.gov/document?D=EPA-HQ-OPPT-2017-0585-0071; https://www.regulations.gov/document?D=EPA-HQ-OPPT-2019-0684-0013. EHSC, NRDC, and CEH have similarly provided comments on EPA’s implementation of the new chemicals provisions of TSCA. https://www.regulations.gov/document?D=EPA-HQ-OPPT-2017-0585-</text:p>
      <text:p text:style-name="P3">0059; https://www.regulations.gov/document?D=EPA-HQ-OPPT-2019-0684-</text:p>
      <text:p text:style-name="P6">0010. Such programmatic comments require Plaintiffs to understand how EPA is administering these provisions for individual chemicals.</text:p>
      <text:p text:style-name="P6"/>
      <text:p text:style-name="P6"><text:s/>101. Under TSCA, health and safety studies (and any information therefrom) are not entitled to confidential treatment by EPA, 15 U.S.C. § 2613(b)(2), and therefore, must be included in the PMN public file that EPA makes available to interested persons. 15 U.S.C. § </text:p>
      <text:p text:style-name="P5">2604(d)(1); 40 C.F.R. §§ 720.90, 720.</text:p>
      <text:p text:style-name="P1">95. EPA may only protect from disclosure discrete information that would disclose: the specific processes used in manufacturing or processing a chemical</text:p>
      <text:p text:style-name="P3"><text:s/>15 U.S.C. § 2613(b)(2).</text:p>
      <text:p text:style-name="P3"/>
      <text:p text:style-name="P1">128. Where a manufacturer makes a non-exempt confidentiality claim but fails to provide a substantiation document to EPA, EPA is not authorized to treat the information as confidential and thereby withhold it from the public. 15 U.S.C. § 2613(c)(3); 82 Fed. Reg. at </text:p>
      <text:p text:style-name="P1">6522. If the PMN submitter does provide a substantiation document, the substantiation document must be placed in the public file. 40 C.F.R. § 720.95; 40 C.F.R. § 720.80(b)(2). </text:p>
      <text:p text:style-name="P1"/>
      <text:p text:style-name="P1">133. Chemical manufacturers misuse these exemptions, claiming that information submitted as part of a PMN application is exempt under § 2613(c)(2) even though the information is plainly not exempt, and EPA has a pattern or practice of unlawfully withholding such information despite the fact that the information is not otherwise entitled to confidential treatment. For example, manufacturers have regularly claimed that health and safety studies, and </text:p>
      <text:p text:style-name="P3">information from such studies, relating to “occupational exposure,” “environmental releases,”</text:p>
      <text:p text:style-name="P3">and “pollution prevention information” are not only confidential, but fall within one of the six</text:p>
      <text:p text:style-name="P3"><text:soft-page-break/>exemptions from substantiation. See Table </text:p>
      <text:p text:style-name="P1">10. Despite the fact that such health and safety information plainly is not entitled to confidential treatment by EPA, see 15 U.S.C. § 2613(b)(2), EPA withholds those documents as confidential from members of the public who request them.</text:p>
      <text:p text:style-name="P1"/>
      <text:p text:style-name="P1">---</text:p>
      <text:p text:style-name="P1"/>
      <text:p text:style-name="P1">29. EPA must then disclose the contents of the PMN application to any interested person. 15 U.S.C. § 2604(d)(1). To do so, EPA first is required to place “[a]ll information submitted with a [PMN], including any health and safety study and other supporting documentation” in a “public file for that [PMN].” 40 C.F.R. § 720.95; see id. § 720.3(kk) (defining “[s]upport documents [to] mean[] material and information submitted to EPA in support of a TSCA section 5 notice, including but not limited to, correspondence,”). Then, EPA is required to make the public file publicly available, both via request from the EPA Docket</text:p>
      <text:p text:style-name="P3">Center; and by placing it online in an electronic docket for the PMN at</text:p>
      <text:p text:style-name="P3">http://www.regulations.gov. 40 C.F.R. §§ 700.17(b)(1), (2), 720.</text:p>
      <text:p text:style-name="P1">95.<text:span text:style-name="T2"> III. Congress Enacted Limited Protections for Confidentiality</text:span></text:p>
      <text:p text:style-name="P1"/>
      <text:p text:style-name="P1">63. Such “not likely” findings reflect systemic flaws in EPA’s administration of the new chemicals program that minimize the risk of new chemicals undergoing review, allowing</text:p>
      <text:p text:style-name="P3">potentially dangerous chemicals to enter the market without appropriate safeguards. Despite the</text:p>
      <text:p text:style-name="P3">fact that their safety has not been affirmatively demonstrated by their manufacturers, these new</text:p>
      <text:p text:style-name="P3">chemicals will be allowed to enter the market unrestricted. The upshot is that Plaintiffs’ members</text:p>
      <text:p text:style-name="P3">and the public at large will be the “testing grounds” for these new chemicals, exactly the result</text:p>
      <text:p text:style-name="P3">Congress sought to prevent in enacting TSCA’s premanufacture review program for new</text:p>
      <text:p text:style-name="P3">chemicals. See S. Rep. No. 94-698, at </text:p>
      <text:p text:style-name="P1">3.<text:span text:style-name="T2"> II. Plaintiffs need information about the new chemicals being analyzed by EP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3.6.2$Linux_X86_64 LibreOffice_project/30$Build-2</meta:generator>
    <dc:date>2020-07-02T14:34:40.739521472</dc:date>
    <meta:editing-duration>PT19M</meta:editing-duration>
    <meta:editing-cycles>7</meta:editing-cycles>
    <meta:document-statistic meta:table-count="0" meta:image-count="0" meta:object-count="0" meta:page-count="3" meta:paragraph-count="55" meta:word-count="1310" meta:character-count="8533" meta:non-whitespace-character-count="7265"/>
  </office:meta>
</office:document-meta>
</file>